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2" svg:font-family="'DejaVu Sans'" style:font-family-generic="swiss"/>
    <style:font-face style:name="Days One" svg:font-family="'Days One'" style:font-pitch="variable"/>
    <style:font-face style:name="DejaVu Math TeX Gyre" svg:font-family="'DejaVu Math TeX Gyre'" style:font-pitch="variable"/>
    <style:font-face style:name="DejaVu Sans" svg:font-family="'DejaVu Sans'" style:font-pitch="variable"/>
    <style:font-face style:name="Hammersmith One" svg:font-family="'Hammersmith On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DejaVu Sans" style:font-name-complex="DejaVu Sans"/>
    </style:style>
    <style:style style:name="P2" style:family="paragraph" style:parent-style-name="Text_20_body">
      <style:paragraph-properties fo:margin-top="0in" fo:margin-bottom="0in" loext:contextual-spacing="false" fo:line-height="179%" fo:text-align="center" style:justify-single-word="false" style:writing-mode="rl-tb"/>
      <style:text-properties fo:font-variant="normal" fo:text-transform="none" fo:color="#000000" style:text-line-through-style="none" style:text-line-through-type="none" style:font-name="DejaVu Sans" style:text-underline-style="none" style:text-blinking="false" fo:background-color="transparent" style:font-name-complex="DejaVu Sans"/>
    </style:style>
    <style:style style:name="P3" style:family="paragraph" style:parent-style-name="Text_20_body">
      <style:paragraph-properties fo:margin-top="0in" fo:margin-bottom="0in" loext:contextual-spacing="false" fo:line-height="179%" fo:text-align="justify" style:justify-single-word="false" style:writing-mode="rl-tb"/>
      <style:text-properties fo:font-variant="normal" fo:text-transform="none" fo:color="#000000" style:text-line-through-style="none" style:text-line-through-type="none" style:font-name="DejaVu Sans" style:text-underline-style="none" style:text-blinking="false" fo:background-color="transparent" style:font-name-complex="DejaVu Sans"/>
    </style:style>
    <style:style style:name="P4" style:family="paragraph" style:parent-style-name="Text_20_body">
      <style:paragraph-properties fo:margin-top="0in" fo:margin-bottom="0in" loext:contextual-spacing="false" fo:line-height="179%" fo:text-align="justify" style:justify-single-word="false" style:writing-mode="rl-tb"/>
      <style:text-properties style:font-name="DejaVu Sans" officeooo:paragraph-rsid="00095368" style:font-name-complex="DejaVu Sans"/>
    </style:style>
    <style:style style:name="P5" style:family="paragraph" style:parent-style-name="Text_20_body">
      <style:paragraph-properties fo:margin-top="0in" fo:margin-bottom="0in" loext:contextual-spacing="false" fo:line-height="179%" fo:text-align="justify" style:justify-single-word="false" style:writing-mode="lr-tb"/>
      <style:text-properties style:font-name="DejaVu Sans" officeooo:rsid="000af6fa" officeooo:paragraph-rsid="000af6fa" style:font-name-complex="DejaVu Sans"/>
    </style:style>
    <style:style style:name="P6" style:family="paragraph" style:parent-style-name="Text_20_body">
      <style:paragraph-properties fo:text-align="center" style:justify-single-word="false" style:writing-mode="rl-tb"/>
      <style:text-properties fo:font-variant="normal" fo:text-transform="none" fo:color="#000000" style:text-line-through-style="none" style:text-line-through-type="none" style:font-name="DejaVu Sans" style:text-underline-style="none" style:text-blinking="false" fo:background-color="transparent" style:font-name-complex="DejaVu Sans" style:font-size-complex="12pt" style:font-style-complex="normal" style:font-weight-complex="bold"/>
    </style:style>
    <style:style style:name="T1" style:family="text">
      <style:text-properties fo:font-size="12pt" fo:font-style="normal" fo:font-weight="bold"/>
    </style:style>
    <style:style style:name="T2" style:family="text">
      <style:text-properties fo:font-size="12pt" fo:font-style="normal" fo:font-weight="normal"/>
    </style:style>
    <style:style style:name="T3" style:family="text">
      <style:text-properties style:font-size-complex="12pt" style:font-style-complex="normal" style:font-weight-complex="bold"/>
    </style:style>
    <style:style style:name="T4" style:family="text">
      <style:text-properties style:font-size-complex="12pt" style:font-style-complex="normal" style:font-weight-complex="normal"/>
    </style:style>
    <style:style style:name="T5" style:family="text">
      <style:text-properties fo:font-weight="normal"/>
    </style:style>
    <style:style style:name="T6" style:family="text">
      <style:text-properties fo:font-weight="normal" officeooo:rsid="00095368"/>
    </style:style>
    <style:style style:name="T7" style:family="text">
      <style:text-properties fo:font-weight="normal" officeooo:rsid="000b0bc1"/>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style:font-size-complex="12pt" style:font-style-complex="normal" style:font-weight-complex="normal"/>
    </style:style>
    <style:style style:name="T9"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font-size="12pt" fo:font-style="normal" style:text-underline-style="none" fo:font-weight="normal" officeooo:rsid="00095368"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docs-internal-guid-36d553b8-2da6-0443-ba3f-6217bd94c7aa"/>אייזק אסימוב</text:p>
      <text:p text:style-name="P2"><text:span text:style-name="T3">ספרות</text:span><text:span text:style-name="T1">, </text:span><text:span text:style-name="T3">עתידנות</text:span></text:p>
      <text:p text:style-name="P2"><text:span text:style-name="T1">"</text:span><text:span text:style-name="T3">המד</text:span><text:span text:style-name="T1">"</text:span><text:span text:style-name="T3">ב שהפך למציאות</text:span><text:span text:style-name="T1">"</text:span></text:p>
      <text:p text:style-name="P1"/>
      <text:p text:style-name="P3"><text:span text:style-name="T4">מלחמת הרובוטים החלה</text:span><text:span text:style-name="T2">!</text:span></text:p>
      <text:p text:style-name="P3"><text:span text:style-name="T4">השנה היא שנת </text:span><text:span text:style-name="T2">2245, </text:span><text:span text:style-name="T4">והרובוטים </text:span><text:span text:style-name="T2">- </text:span><text:span text:style-name="T4">שכבר מזמן התעלו על בני האדם</text:span><text:span text:style-name="T2">, </text:span><text:span text:style-name="T4">החלו להלחם ביניהם</text:span><text:span text:style-name="T2">. </text:span><text:span text:style-name="T4">אך באופן מפתיע</text:span><text:span text:style-name="T2">, </text:span><text:span text:style-name="T4">הרובוטים לא פוגעים בבני האדם ואפילו משקיעים מאמצים רבים על מנת להגן על בני האדם ולספק להם ביטחון ובטיחות</text:span><text:span text:style-name="T2">. </text:span><text:span text:style-name="T4">כל זאת</text:span><text:span text:style-name="T2">, </text:span><text:span text:style-name="T4">הודות לחוקים שאייזק אסימוב ניסח</text:span><text:span text:style-name="T2">. </text:span><text:span text:style-name="T4">גם באמצע המאה ה</text:span><text:span text:style-name="T2">23, </text:span><text:span text:style-name="T4">החוקים שאסימוב כתב אי שם בשנות ה</text:span><text:span text:style-name="T2">50 </text:span><text:span text:style-name="T4">של המאה ה</text:span><text:span text:style-name="T2">20, </text:span><text:span text:style-name="T4">עדיין מצילים אנשים</text:span><text:span text:style-name="T2">. </text:span><text:span text:style-name="T4">הרובוטים מחויבים לציית לחוקים הללו ולכן אף בן אדם לא נפגע מהמלחמה הזו</text:span><text:span text:style-name="T2">.</text:span></text:p>
      <text:p text:style-name="P1"/>
      <text:p text:style-name="P3"><text:span text:style-name="T4">אייזק אסימוב נולד בשנת </text:span><text:span text:style-name="T2">1920 </text:span><text:span text:style-name="T4">בברית המועצות</text:span><text:span text:style-name="T2">, </text:span><text:span text:style-name="T4">ובגיל </text:span><text:span text:style-name="T2">3 </text:span><text:span text:style-name="T4">עבר לארצות הברית יחד עם משפחתו</text:span><text:span text:style-name="T2">. </text:span><text:span text:style-name="T4">במהלך שנות חייו כתב מעל לחמש מאות ספרים בתחומים שונים</text:span><text:span text:style-name="T2">, </text:span><text:span text:style-name="T4">רובם בתחום המדע הבדיוני</text:span><text:span text:style-name="T2">. </text:span><text:span text:style-name="T4">הספרים המפורסמים ביותר שלו</text:span><text:span text:style-name="T2">, </text:span><text:span text:style-name="T4">עוסקים בנושא הרובוטיקה ומתארים את העתיד הקרוב של כדור הארץ</text:span><text:span text:style-name="T2">, </text:span><text:span text:style-name="T4">עתיד בו רובוטים יהיו עניין יום יומי</text:span><text:span text:style-name="T2">, </text:span><text:span text:style-name="T4">עתיד בו הם יהוו חלק מרכזי מהאנושות</text:span><text:span text:style-name="T2">. </text:span><text:span text:style-name="T4">בנוסף לסיפורים המרתקים על הרפתקאות הרובוטים</text:span><text:span text:style-name="T2">, </text:span><text:span text:style-name="T4">אסימוב מתייחס לסוגיות מוסריות רבות בספריו</text:span><text:span text:style-name="T2">, </text:span><text:span text:style-name="T4">שנוגעות במערכת היחסים המורכבת בין רובוטים לבני אדם</text:span><text:span text:style-name="T2">. </text:span><text:span text:style-name="T4">הוא מתייחס למקרים בהם רובוטים מנסים להתמודד על תפקידים ציבוריים</text:span><text:span text:style-name="T2">, </text:span><text:span text:style-name="T4">או על מקרים בהם רובוטים הם שותפים לפשע בעקבות הוראה ישירה מבעליהם</text:span><text:span text:style-name="T2">.</text:span></text:p>
      <text:p text:style-name="P4"><text:span text:style-name="T8">על מנת להתמודד עם בעיות מוסריות שעולות מסיפוריו</text:span><text:span text:style-name="T9">, </text:span><text:span text:style-name="T8">אסימוב ניסח שלושה חוקים בסיסיים שכל רובוט חייב לעמוד בהם</text:span><text:span text:style-name="T9">. </text:span><text:span text:style-name="T8">הראשון</text:span><text:span text:style-name="T9">: "</text:span><text:span text:style-name="T8">לא יפגע רובוט לרעה בבן אדם</text:span><text:span text:style-name="T9">, </text:span><text:span text:style-name="T8">ולא יניח</text:span><text:span text:style-name="T9">, </text:span><text:span text:style-name="T8">במחדל</text:span><text:span text:style-name="T9">, </text:span><text:span text:style-name="T8">שאדם יפגע</text:span><text:span text:style-name="T9">." <text:s text:c="76"/><text:line-break/></text:span><text:span text:style-name="T8">כלומר</text:span><text:span text:style-name="T9">, </text:span><text:span text:style-name="T8">בעולם שאסימוב יצר</text:span><text:span text:style-name="T9">, </text:span><text:span text:style-name="T8">על הרובוטים חל איסור מוחלט לפגוע בבני אדם ואף יותר מזה</text:span><text:span text:style-name="T9">, </text:span><text:span text:style-name="T8">עליהם לנסות ולמנוע כל פגיעה בבני אדם</text:span><text:span text:style-name="T9">. <text:s text:c="68"/><text:line-break/></text:span><text:span text:style-name="T8">לאחר מכן</text:span><text:span text:style-name="T9">, </text:span><text:span text:style-name="T8">אסימוב המשיך וניסח חוק שני</text:span><text:span text:style-name="T9">: "</text:span><text:span text:style-name="T8">רובוט חייב לציית לפקודותיו של אדם</text:span><text:span text:style-name="T9">, </text:span><text:span text:style-name="T8">כל עוד אינן סותרות את החוק הראשון</text:span><text:span text:style-name="T9">." <text:s text:c="76"/><text:line-break/></text:span><text:span text:style-name="T8">כאמור</text:span><text:span text:style-name="T9">, </text:span><text:span text:style-name="T8">הרובוטים נועדו לשרת את בני האדם</text:span><text:span text:style-name="T9">, </text:span><text:span text:style-name="T8">אך עליהם להיות צייתנים</text:span><text:span text:style-name="T9">. </text:span><text:span text:style-name="T8">על מנת למנוע התנגשויות בין שני החוקים</text:span><text:span text:style-name="T9">, </text:span><text:span text:style-name="T8">אסימוב מדגיש כי החוק הראשון הוא החוק בעל העדיפות הגבוהה יותר</text:span><text:span text:style-name="T9">, </text:span><text:span text:style-name="T8">ולכן אין לפגוע בבני אדם</text:span><text:span text:style-name="T9">, </text:span><text:span text:style-name="T8">גם אם ניתנה הוראה לכך</text:span><text:span text:style-name="T9">.</text:span></text:p>
      <text:p text:style-name="P4"><text:soft-page-break/><text:span text:style-name="T8">החוק השלישי הוא</text:span><text:span text:style-name="T9">: "</text:span><text:span text:style-name="T8">רובוט ידאג לשמור על קיומו ושלמותו</text:span><text:span text:style-name="T9">, </text:span><text:span text:style-name="T8">כל עוד הגנה זו אינה עומדת בסתירה לחוק הראשון או לחוק השני</text:span><text:span text:style-name="T9">.” <text:s text:c="76"/><text:line-break/></text:span><text:span text:style-name="T8">חוק זה נועד על מנת לשמור על שלומם של הרובוטים</text:span><text:span text:style-name="T9">, </text:span><text:span text:style-name="T8">כל עוד אין סתירה של שני החוקים הראשונים</text:span><text:span text:style-name="T9">, </text:span><text:span text:style-name="T8">כלומר</text:span><text:span text:style-name="T9">, </text:span><text:span text:style-name="T8">על רובוט להקריב את עצמו במידה והקרבה זו תציל אדם</text:span><text:span text:style-name="T9">.</text:span></text:p>
      <text:p text:style-name="P4"><text:span text:style-name="T9"/></text:p>
      <text:p text:style-name="P3"><text:span text:style-name="T4">תחילה</text:span><text:span text:style-name="T2">, </text:span><text:span text:style-name="T4">שלושת החוקים הללו הצליחו להתמודד עם רוב הבעיות המוסריות שעלו בעולם הרובוטים הבדיוני של אסימוב</text:span><text:span text:style-name="T2">, </text:span><text:span text:style-name="T4">ברם לאחר מכן</text:span><text:span text:style-name="T2">, </text:span><text:span text:style-name="T4">עלו מספר בעיות נוספות</text:span><text:span text:style-name="T2">, </text:span><text:span text:style-name="T4">שעסקו באפשרות שבה הרובוטים יפגעו באנושות</text:span><text:span text:style-name="T2">, </text:span><text:span text:style-name="T4">גם אם הם יימנעו מפגיעה בפרט מסוים</text:span><text:span text:style-name="T2">. </text:span><text:span text:style-name="T4">בסופו של דבר</text:span><text:span text:style-name="T2">, </text:span><text:span text:style-name="T4">אסימוב החליט לנסח חוק נוסף</text:span><text:span text:style-name="T2">, </text:span><text:span text:style-name="T4">שנקרא חוק האפס</text:span><text:span text:style-name="T2">, </text:span><text:span text:style-name="T4">שתפקידו להגן על האנושות</text:span><text:span text:style-name="T2">.</text:span></text:p>
      <text:p text:style-name="P3"><text:span text:style-name="T4">חוק האפס אומר </text:span><text:span text:style-name="T2">"</text:span><text:span text:style-name="T4">כי לא יפגע רובוט לרעה באנושות ולא יניח</text:span><text:span text:style-name="T2">, </text:span><text:span text:style-name="T4">במחדל</text:span><text:span text:style-name="T2">, </text:span><text:span text:style-name="T4">שהאנושות תיפגע</text:span><text:span text:style-name="T2">." </text:span><text:span text:style-name="T4">חוק זה נקרא חוק האפס</text:span><text:span text:style-name="T2">, </text:span><text:span text:style-name="T4">משום שלאחר שהוא נוסף</text:span><text:span text:style-name="T2">, </text:span><text:span text:style-name="T4">אסימוב החליט להוסיף הסתייגות בכל אחד משאר החוקים</text:span><text:span text:style-name="T2">, </text:span><text:span text:style-name="T4">שאומרת שעל הרובוטים לקיים חוקים אלו</text:span><text:span text:style-name="T2">, </text:span><text:span text:style-name="T4">כל עוד הם לא עומדים בסתירה לחוק האפס</text:span><text:span text:style-name="T2">.</text:span></text:p>
      <text:p text:style-name="P1"/>
      <text:p text:style-name="P4"><text:span text:style-name="T8">לדעתי יש להעניק לאייזק אסימוב את פרס </text:span><text:span text:style-name="T9">"</text:span><text:span text:style-name="T8">דן דוד</text:span><text:span text:style-name="T9">" </text:span><text:span text:style-name="T8">עקב מספר סיבות שאפרט בהמשך</text:span><text:span text:style-name="T9">, </text:span><text:span text:style-name="T8">אך משום שאסימוב אינו בין החיים</text:span><text:span text:style-name="T9">, </text:span><text:span text:style-name="T8">בחרתי בארגון שלדעתי ראוי שיקבל את הפרס בשמו </text:span><text:span text:style-name="T9">- </text:span><text:span text:style-name="T8">ארגון </text:span><text:span text:style-name="T9">FIRST.</text:span><text:span text:style-name="T10"> מטרת הארגון היא להעניק לילדים ובני נוער להתנסות ברובוטיקה ובכך לפתח את דור העתיד של הרובוטיקאים. הארגון אחראי לארבע תחרויות לשכבות גיל שונות שמתקיימות כל שנה. ישנה תחרות לילדים עד גיל 8, תחרות לילדים מגיל 8 עד 12, תחרות לגילאים 12 עד 18 ועוד תחרות לתלמידי תיכון, מגיל 15 עד 18, שבה אני משתתף באופן אישי. הסיבה שבחרתי דווקא בארגון זה היא שהארגון מפתח את הרובוטיקה בעולם כולו בכך שהוא מפתח דור צעיר וחדש של רובוטיקאים, ובכך בעצם מממש את חזונו של אסימוב, ועוזר להגשים את העתיד שאותו אסימוב עיצב. </text:span></text:p>
      <text:p text:style-name="P4"><text:span text:style-name="T10">באופן אישי,</text:span><text:span text:style-name="T5"> התחרות, שמנוהלת על ידי הארגון המדובר, עזרה לי ללמוד לעבוד כצוות, יחד עם שארי חברי קבוצת הרובוטיקה, בנוס</text:span><text:span text:style-name="T6">ף, למד</text:span><text:span text:style-name="T5">תי רבות על הצד המכני של רובוטיקה</text:span><text:span text:style-name="T6"> וה"רעב" לעסוק בתחום התעורר אצלי, כמו אצל רבים אחרים שמשתתפים בתחרות.</text:span></text:p>
      <text:p text:style-name="P4"><text:span text:style-name="T6"/></text:p>
      <text:p text:style-name="P4"><text:span text:style-name="T6"/></text:p>
      <text:p text:style-name="P4"><text:span text:style-name="T6"/></text:p>
      <text:p text:style-name="P5"><text:soft-page-break/><text:span text:style-name="T6">כ</text:span><text:span text:style-name="T5">עת, ברצוני להסביר את בחירתי לייעד את אייזק אסימוב לזכייה בפרס דן דוד.</text:span><text:span text:style-name="T7"> הנימוקים לבחירתי מתחלקים ל</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2" svg:font-family="'DejaVu Sans'" style:font-family-generic="swiss"/>
    <style:font-face style:name="Days One" svg:font-family="'Days One'" style:font-pitch="variable"/>
    <style:font-face style:name="DejaVu Math TeX Gyre" svg:font-family="'DejaVu Math TeX Gyre'" style:font-pitch="variable"/>
    <style:font-face style:name="DejaVu Sans" svg:font-family="'DejaVu Sans'" style:font-pitch="variable"/>
    <style:font-face style:name="Hammersmith One" svg:font-family="'Hammersmith On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Noto Sans CJK SC Regular" style:font-size-asian="10.5pt" style:language-asian="zh" style:country-asian="CN" style:font-name-complex="DejaVu Sans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Regular" style:font-size-asian="10.5pt" style:language-asian="zh" style:country-asian="CN" style:font-name-complex="DejaVu Sans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1T16:49:10.326044648</meta:creation-date>
    <dc:date>2017-02-11T17:51:15.658018605</dc:date>
    <meta:editing-duration>PT31M17S</meta:editing-duration>
    <meta:editing-cycles>2</meta:editing-cycles>
    <meta:generator>LibreOffice/5.2.2.2$Linux_X86_64 LibreOffice_project/20m0$Build-2</meta:generator>
    <meta:document-statistic meta:table-count="0" meta:image-count="0" meta:object-count="0" meta:page-count="3" meta:paragraph-count="13" meta:word-count="616" meta:character-count="3754" meta:non-whitespace-character-count="2850"/>
  </office:meta>
</office:document-meta>
</file>